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ccffff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ffffff" draw:fill-color="#ffffff" draw:textarea-vertical-align="middle"/>
    </style:style>
    <style:style style:name="P1" style:family="paragraph">
      <style:paragraph-properties fo:margin-left="-3cm" fo:margin-right="2cm" fo:text-align="center" fo:text-indent="3cm"/>
    </style:style>
    <style:style style:name="P2" style:family="paragraph">
      <style:paragraph-properties fo:margin-left="-3cm" fo:margin-right="2cm" fo:margin-top="0.1cm" fo:margin-bottom="0.1cm" fo:line-height="100%" fo:text-align="center" fo:text-indent="3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-3cm" fo:margin-right="2cm" fo:margin-top="0.1cm" fo:margin-bottom="0.1cm" fo:line-height="100%" fo:text-align="end" fo:text-indent="3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-3cm" fo:margin-right="2cm" fo:text-align="center" fo:text-indent="3cm"/>
      <style:text-properties fo:font-size="13pt" style:font-size-asian="13pt" style:font-size-complex="13pt"/>
    </style:style>
    <style:style style:name="P5" style:family="paragraph">
      <style:paragraph-properties fo:margin-left="2.997cm" fo:margin-right="2.007cm" fo:margin-top="0.102cm" fo:margin-bottom="0.102cm" fo:line-height="100%" fo:text-align="center" fo:text-indent="-2.997cm"/>
    </style:style>
    <style:style style:name="P6" style:family="paragraph">
      <style:paragraph-properties fo:margin-left="-3cm" fo:margin-right="2cm" fo:text-align="center" fo:text-indent="3cm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標準">
        <draw:ellipse draw:style-name="gr1" draw:text-style-name="P1" draw:layer="controls" svg:width="1cm" svg:height="0.8cm" svg:x="0.3cm" svg:y="7.789cm">
          <text:p/>
        </draw:ellipse>
        <draw:line draw:style-name="gr2" draw:text-style-name="P1" draw:layer="controls" svg:x1="0.8cm" svg:y1="8.589cm" svg:x2="0.811cm" svg:y2="9.689cm">
          <text:p/>
        </draw:line>
        <draw:line draw:style-name="gr2" draw:text-style-name="P1" draw:layer="controls" svg:x1="0.4cm" svg:y1="9.089cm" svg:x2="1.2cm" svg:y2="9.089cm">
          <text:p/>
        </draw:line>
        <draw:line draw:style-name="gr2" draw:text-style-name="P1" draw:layer="controls" svg:x1="0.8cm" svg:y1="9.589cm" svg:x2="0.1cm" svg:y2="10.289cm">
          <text:p/>
        </draw:line>
        <draw:line draw:style-name="gr2" draw:text-style-name="P1" draw:layer="controls" svg:x1="0.8cm" svg:y1="9.689cm" svg:x2="1.5cm" svg:y2="10.289cm">
          <text:p/>
        </draw:line>
        <draw:line draw:style-name="gr2" draw:text-style-name="P1" draw:layer="controls" svg:x1="1.6cm" svg:y1="7.889cm" svg:x2="5.2cm" svg:y2="2.989cm">
          <text:p/>
        </draw:line>
        <draw:ellipse draw:style-name="gr3" draw:text-style-name="P1" draw:layer="controls" svg:width="7cm" svg:height="2.1cm" svg:x="4cm" svg:y="1.089cm">
          <text:p text:style-name="P1">Xem trang chủ</text:p>
        </draw:ellipse>
        <draw:line draw:style-name="gr2" draw:text-style-name="P1" draw:layer="controls" svg:x1="2cm" svg:y1="7.989cm" svg:x2="7.7cm" svg:y2="4.889cm">
          <text:p/>
        </draw:line>
        <draw:ellipse draw:style-name="gr4" draw:text-style-name="P1" draw:layer="controls" svg:width="6cm" svg:height="2.1cm" svg:x="7.9cm" svg:y="2.789cm">
          <text:p text:style-name="P1">Tìm kiếm</text:p>
        </draw:ellipse>
        <draw:line draw:style-name="gr2" draw:text-style-name="P1" draw:layer="controls" svg:x1="1.7cm" svg:y1="8.589cm" svg:x2="9.8cm" svg:y2="6.389cm">
          <text:p/>
        </draw:line>
        <draw:ellipse draw:style-name="gr4" draw:text-style-name="P1" draw:layer="controls" svg:width="6.3cm" svg:height="2.1cm" svg:x="9.2cm" svg:y="5.289cm">
          <text:p text:style-name="P1"><text:s/>Xem sản phẩm</text:p>
        </draw:ellipse>
        <draw:line draw:style-name="gr2" draw:text-style-name="P1" draw:layer="controls" svg:x1="1.5cm" svg:y1="8.889cm" svg:x2="8.4cm" svg:y2="8.989cm">
          <text:p/>
        </draw:line>
        <draw:ellipse draw:style-name="gr4" draw:text-style-name="P1" draw:layer="controls" svg:width="7.4cm" svg:height="2.7cm" svg:x="8.5cm" svg:y="7.689cm">
          <text:p text:style-name="P1">Xem chi tiết sản phẩm</text:p>
        </draw:ellipse>
        <draw:line draw:style-name="gr2" draw:text-style-name="P1" draw:layer="controls" svg:x1="1.6cm" svg:y1="9.089cm" svg:x2="7.6cm" svg:y2="10.589cm">
          <text:p/>
        </draw:line>
        <draw:ellipse draw:style-name="gr4" draw:text-style-name="P1" draw:layer="controls" svg:width="6.6cm" svg:height="2.7cm" svg:x="7.6cm" svg:y="10.289cm">
          <text:p text:style-name="P1"><text:s/>Khuyến mãi</text:p>
        </draw:ellipse>
        <draw:line draw:style-name="gr2" draw:text-style-name="P1" draw:layer="controls" svg:x1="2cm" svg:y1="9.689cm" svg:x2="6.8cm" svg:y2="12.689cm">
          <text:p/>
        </draw:line>
        <draw:ellipse draw:style-name="gr4" draw:text-style-name="P1" draw:layer="controls" svg:width="7.5cm" svg:height="2.6cm" svg:x="5.5cm" svg:y="12.989cm">
          <text:p text:style-name="P1">Xem so sánh</text:p>
        </draw:ellipse>
        <draw:line draw:style-name="gr2" draw:text-style-name="P1" draw:layer="controls" svg:x1="1.5cm" svg:y1="10.589cm" svg:x2="6cm" svg:y2="16.289cm">
          <text:p/>
        </draw:line>
        <draw:ellipse draw:style-name="gr4" draw:text-style-name="P1" draw:layer="controls" svg:width="7.5cm" svg:height="2.2cm" svg:x="5.5cm" svg:y="15.589cm">
          <text:p text:style-name="P1"><text:s/>Quản lý giỏ hàng</text:p>
        </draw:ellipse>
        <draw:line draw:style-name="gr2" draw:text-style-name="P1" draw:layer="controls" svg:x1="1.2cm" svg:y1="10.789cm" svg:x2="5.3cm" svg:y2="17.689cm">
          <text:p/>
        </draw:line>
        <draw:ellipse draw:style-name="gr4" draw:text-style-name="P1" draw:layer="controls" svg:width="6.2cm" svg:height="1.8cm" svg:x="4.2cm" svg:y="17.889cm">
          <text:p text:style-name="P1">chat</text:p>
        </draw:ellipse>
        <draw:line draw:style-name="gr2" draw:text-style-name="P1" draw:layer="controls" svg:x1="0.9cm" svg:y1="7.289cm" svg:x2="1cm" svg:y2="4.489cm">
          <text:p/>
        </draw:line>
        <draw:ellipse draw:style-name="gr4" draw:text-style-name="P1" draw:layer="controls" svg:width="4.4cm" svg:height="2.3cm" svg:x="0cm" svg:y="0.889cm">
          <text:p text:style-name="P2">Đăng kí </text:p>
          <text:p text:style-name="P3">Thành viên</text:p>
        </draw:ellipse>
        <draw:ellipse draw:style-name="gr5" draw:text-style-name="P4" draw:layer="controls" svg:width="5cm" svg:height="1.4cm" svg:x="1.1cm" svg:y="10.489cm">
          <text:p text:style-name="P1"><text:span text:style-name="T1">Khách hàng tiềm năng</text:span></text:p>
        </draw:ellipse>
        <draw:line draw:style-name="gr2" draw:text-style-name="P1" draw:layer="controls" svg:x1="14cm" svg:y1="5.389cm" svg:x2="15.5cm" svg:y2="3.789cm">
          <text:p/>
        </draw:line>
        <draw:ellipse draw:style-name="gr4" draw:text-style-name="P4" draw:layer="controls" svg:width="5.6cm" svg:height="1.9cm" svg:x="14cm" svg:y="1.389cm">
          <text:p text:style-name="P5"><text:span text:style-name="T1">Xem theo chủng loại</text:span></text:p>
        </draw:ellipse>
        <draw:line draw:style-name="gr2" draw:text-style-name="P1" draw:layer="controls" svg:x1="15.6cm" svg:y1="6.389cm" svg:x2="16.9cm" svg:y2="5.189cm">
          <text:p/>
        </draw:line>
        <draw:ellipse draw:style-name="gr4" draw:text-style-name="P4" draw:layer="controls" svg:width="5.1cm" svg:height="1.1cm" svg:x="15.7cm" svg:y="3.889cm">
          <text:p text:style-name="P1"><text:span text:style-name="T1">Xem theo nhà sản xuất</text:span></text:p>
        </draw:ellipse>
        <draw:ellipse draw:style-name="gr1" draw:text-style-name="P1" draw:layer="controls" svg:width="1cm" svg:height="0.8cm" svg:x="0.3cm" svg:y="7.789cm">
          <text:p/>
        </draw:ellipse>
        <draw:ellipse draw:style-name="gr1" draw:text-style-name="P1" draw:layer="controls" svg:width="1cm" svg:height="0.8cm" svg:x="0.3cm" svg:y="7.789cm">
          <text:p/>
        </draw:ellipse>
        <draw:ellipse draw:style-name="gr1" draw:text-style-name="P1" draw:layer="layout" svg:width="1cm" svg:height="0.9cm" svg:x="0.8cm" svg:y="20.289cm">
          <text:p/>
        </draw:ellipse>
        <draw:line draw:style-name="gr2" draw:text-style-name="P1" draw:layer="layout" svg:x1="1.3cm" svg:y1="22.289cm" svg:x2="1.3cm" svg:y2="21.189cm">
          <text:p/>
        </draw:line>
        <draw:line draw:style-name="gr2" draw:text-style-name="P1" draw:layer="layout" svg:x1="0.8cm" svg:y1="21.589cm" svg:x2="1.8cm" svg:y2="21.589cm">
          <text:p/>
        </draw:line>
        <draw:line draw:style-name="gr2" draw:text-style-name="P1" draw:layer="layout" svg:x1="0.7cm" svg:y1="22.889cm" svg:x2="1.3cm" svg:y2="22.289cm">
          <text:p/>
        </draw:line>
        <draw:line draw:style-name="gr2" draw:text-style-name="P1" draw:layer="layout" svg:x1="1.8cm" svg:y1="22.789cm" svg:x2="1.2cm" svg:y2="22.289cm">
          <text:p/>
        </draw:line>
        <draw:line draw:style-name="gr2" draw:text-style-name="P1" draw:layer="layout" svg:x1="1.7cm" svg:y1="22.089cm" svg:x2="4.7cm" svg:y2="22.089cm">
          <text:p/>
        </draw:line>
        <draw:ellipse draw:style-name="gr4" draw:text-style-name="P4" draw:layer="layout" svg:width="4.2cm" svg:height="1.3cm" svg:x="5cm" svg:y="20.889cm">
          <text:p text:style-name="P1"><text:span text:style-name="T1">Đăng nhập</text:span></text:p>
        </draw:ellipse>
        <draw:line draw:style-name="gr2" draw:text-style-name="P1" draw:layer="layout" svg:x1="1.7cm" svg:y1="22.389cm" svg:x2="5cm" svg:y2="22.989cm">
          <text:p/>
        </draw:line>
        <draw:ellipse draw:style-name="gr4" draw:text-style-name="P6" draw:layer="layout" svg:width="4.3cm" svg:height="1.3cm" svg:x="5.4cm" svg:y="22.389cm">
          <text:p text:style-name="P1"><text:span text:style-name="T2">Quản lý gio hàng</text:span></text:p>
        </draw:ellipse>
        <draw:line draw:style-name="gr2" draw:text-style-name="P1" draw:layer="layout" svg:x1="6.9cm" svg:y1="23.689cm" svg:x2="6.8cm" svg:y2="25.089cm">
          <text:p/>
        </draw:line>
        <draw:ellipse draw:style-name="gr4" draw:text-style-name="P6" draw:layer="layout" svg:width="3.4cm" svg:height="1.3cm" svg:x="5.4cm" svg:y="25.089cm">
          <text:p text:style-name="P6">Thanh toán</text:p>
        </draw:ellipse>
        <draw:ellipse draw:style-name="gr1" draw:text-style-name="P1" draw:layer="layout" svg:width="1cm" svg:height="0.8cm" svg:x="16.7cm" svg:y="19.189cm">
          <text:p/>
        </draw:ellipse>
        <draw:line draw:style-name="gr2" draw:text-style-name="P1" draw:layer="layout" svg:x1="17.3cm" svg:y1="21.389cm" svg:x2="17.3cm" svg:y2="19.989cm">
          <text:p/>
        </draw:line>
        <draw:line draw:style-name="gr2" draw:text-style-name="P1" draw:layer="layout" svg:x1="16.9cm" svg:y1="20.489cm" svg:x2="17.7cm" svg:y2="20.489cm">
          <text:p/>
        </draw:line>
        <draw:line draw:style-name="gr2" draw:text-style-name="P1" draw:layer="layout" svg:x1="16.8cm" svg:y1="21.889cm" svg:x2="17.4cm" svg:y2="21.389cm">
          <text:p/>
        </draw:line>
        <draw:line draw:style-name="gr2" draw:text-style-name="P1" draw:layer="layout" svg:x1="18cm" svg:y1="21.889cm" svg:x2="17.3cm" svg:y2="21.389cm">
          <text:p/>
        </draw:line>
        <draw:line draw:style-name="gr2" draw:text-style-name="P1" draw:layer="layout" svg:x1="10.3cm" svg:y1="18.889cm" svg:x2="17.1cm" svg:y2="19.789cm">
          <text:p/>
        </draw:line>
        <draw:line draw:style-name="gr2" draw:text-style-name="P1" draw:layer="layout" svg:x1="9.2cm" svg:y1="21.389cm" svg:x2="17cm" svg:y2="20.189cm">
          <text:p/>
        </draw:line>
        <draw:line draw:style-name="gr2" draw:text-style-name="P1" draw:layer="layout" svg:x1="17cm" svg:y1="21.089cm" svg:x2="14.7cm" svg:y2="22.389cm">
          <text:p/>
        </draw:line>
        <draw:ellipse draw:style-name="gr4" draw:text-style-name="P6" draw:layer="layout" svg:width="6.3cm" svg:height="1.3cm" svg:x="12cm" svg:y="22.389cm">
          <text:p text:style-name="P1"><text:span text:style-name="T2">Quản lý giỏ hàng</text:span></text:p>
        </draw:ellipse>
        <draw:ellipse draw:style-name="gr4" draw:text-style-name="P6" draw:layer="layout" svg:width="3.8cm" svg:height="1.3cm" svg:x="10.6cm" svg:y="24.589cm">
          <text:p text:style-name="P1"><text:span text:style-name="T2">Thu tiền</text:span></text:p>
        </draw:ellipse>
        <draw:ellipse draw:style-name="gr4" draw:text-style-name="P6" draw:layer="layout" svg:width="4.2cm" svg:height="1.3cm" svg:x="16cm" svg:y="24.789cm">
          <text:p text:style-name="P1"><text:span text:style-name="T2">Theo dõi chuyển hàng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vi" fo:country="VN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89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28T15:48:03</meta:creation-date>
    <dc:date>2021-05-28T16:33:40</dc:date>
    <meta:editing-duration>PT15M14S</meta:editing-duration>
    <meta:editing-cycles>1</meta:editing-cycles>
    <meta:document-statistic meta:object-count="52"/>
    <meta:generator>OpenOffice/4.1.7$Unix OpenOffice.org_project/417m1$Build-9800</meta:generator>
  </office:meta>
</office:document-meta>
</file>